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paragraph-rsid="00117b82"/>
    </style:style>
    <style:style style:name="P2" style:family="paragraph" style:parent-style-name="Standard">
      <style:paragraph-properties fo:margin-left="0.5in" fo:margin-right="0in" fo:line-height="200%" fo:orphans="0" fo:widows="0" fo:text-indent="-0.5in" style:auto-text-indent="false" fo:break-before="page"/>
      <style:text-properties officeooo:paragraph-rsid="00117b82"/>
    </style:style>
    <style:style style:name="P3" style:family="paragraph" style:parent-style-name="Standard">
      <style:paragraph-properties fo:margin-left="0.5in" fo:margin-right="0in" fo:line-height="200%" fo:orphans="0" fo:widows="0" fo:text-indent="-0.5in" style:auto-text-indent="false"/>
      <style:text-properties officeooo:paragraph-rsid="00117b82"/>
    </style:style>
    <style:style style:name="P4" style:family="paragraph" style:parent-style-name="Standard">
      <style:paragraph-properties fo:margin-left="0.5in" fo:margin-right="0in" fo:line-height="200%" fo:orphans="0" fo:widows="0" fo:text-indent="-0.5in" style:auto-text-indent="false" text:number-lines="false" text:line-number="0"/>
      <style:text-properties officeooo:paragraph-rsid="00117b82"/>
    </style:style>
    <style:style style:name="P5" style:family="paragraph" style:parent-style-name="Bibliography">
      <style:text-properties officeooo:paragraph-rsid="00117b82"/>
    </style:style>
    <style:style style:name="P6" style:family="paragraph" style:parent-style-name="Bibliography">
      <style:paragraph-properties fo:margin-left="0.5in" fo:margin-right="0in" fo:margin-top="0in" fo:margin-bottom="0in" style:contextual-spacing="false" fo:line-height="200%" fo:text-indent="-0.5in" style:auto-text-indent="false"/>
      <style:text-properties officeooo:paragraph-rsid="00117b82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style:font-size-asian="11pt" style:font-name-complex="Lohit Hindi" style:font-size-complex="11pt"/>
    </style:style>
    <style:style style:name="T3" style:family="text">
      <style:text-properties fo:font-size="11pt" fo:font-weight="bold" style:font-size-asian="11pt" style:font-weight-asian="bold" style:font-size-complex="11pt"/>
    </style:style>
    <style:style style:name="T4" style:family="text">
      <style:text-properties fo:font-size="11pt" fo:font-style="italic" style:font-size-asian="11pt" style:font-style-asian="italic" style:font-size-complex="11pt"/>
    </style:style>
    <style:style style:name="T5" style:family="text">
      <style:text-properties fo:font-size="11pt" fo:font-style="italic" style:font-size-asian="11pt" style:font-style-asian="italic" style:font-name-complex="Lohit Hindi" style:font-size-complex="11pt"/>
    </style:style>
    <style:style style:name="T6" style:family="text">
      <style:text-properties fo:font-size="11pt" fo:font-style="italic" style:font-size-asian="11pt" style:font-style-asian="italic" style:font-name-complex="Lohit Hindi" style:font-size-complex="11pt" style:font-style-complex="italic"/>
    </style:style>
    <style:style style:name="T7" style:family="text">
      <style:text-properties style:font-name="Times New Roman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">Literature Cited</text:span></text:p>
      <text:p text:style-name="P3"><text:span text:style-name="T1">Akaike, H. et al. 1973. Second international symposium on information theory. - Information Theory and an Extension of the Maximum Likelihood Principle. Akademiai Kiado: Budapest. P 199-213.</text:span></text:p>
      <text:p text:style-name="P3"><text:span text:style-name="T2">Anderson, D. 2008. Model based inference in the life sciences: a primer on evidence. - Springer Verlag.</text:span></text:p>
      <text:p text:style-name="P3"><text:span text:style-name="T1">Armitage, K. B. and Schwartz, O. A. 2000. Social enhancement of fitness in yellow-bellied marmots. – Proc. Natl. Acad. Sci. USA 97: 12149-12152.</text:span></text:p>
      <text:p text:style-name="P3"><text:span text:style-name="T1">Arnold, W. 1990. The evolution of marmot sociality: II. Costs and benefits of joint hibernation. – Behav. Ecol. Sociobiol. 27: 239-246.</text:span></text:p>
      <text:p text:style-name="P3"><text:span text:style-name="T1">Barash, D. P. 1974. The social behaviour of the hoary marmot (</text:span><text:span text:style-name="T4">Marmota caligata</text:span><text:span text:style-name="T1">). - Anim. Behav. 22: 256-261.</text:span></text:p>
      <text:p text:style-name="P3"><text:span text:style-name="T1">Barash, D. P. 1975. Ecology of paternal behavior in the hoary marmot (</text:span><text:span text:style-name="T4">Marmota caligata</text:span><text:span text:style-name="T1">): An evolutionary interpretation. – J. Mammal. 56: 61618.</text:span></text:p>
      <text:p text:style-name="P3"><text:span text:style-name="T1">Barash, D. P. 1980. The influence of reproductive status on foraging by hoary marmots (</text:span><text:span text:style-name="T4">Marmota caligata</text:span><text:span text:style-name="T1">). – Behav. Ecol. and Sociobiol. 7: 201-205.</text:span></text:p>
      <text:p text:style-name="P3"><text:span text:style-name="T1">Bates, D, Maechler, M. and Bolker, B. 2012. lme4: Linear mixed-effects models using S4 classes. R package version 0.999999-0. </text:span><text:a xlink:type="simple" xlink:href="http://CRAN.R-project.org/package=lme4"><text:span text:style-name="Internet_20_link"><text:span text:style-name="T1">http://CRAN.R-project.org/package=lme4</text:span></text:span></text:a><text:span text:style-name="T1">.</text:span></text:p>
      <text:p text:style-name="P4"><text:span text:style-name="T1">Benton, T. G., Grant, A. and Clutton-Brock, T. H. 1995. Does environmental stochasticity </text:span><text:span text:style-name="T2">matter? Analysis of red deer life-histories on Rum. – Evol. Ecol. 9: 559–574.</text:span></text:p>
      <text:p text:style-name="P3"><text:span text:style-name="T1">Blumstein, D. T. and Armitage, K. 1998. Life history consequences of social complexity a comparative study of ground-dwelling sciurids. – Behav. Ecol. 9: 8-19.</text:span></text:p>
      <text:p text:style-name="P3"><text:span text:style-name="T1">Blumstein, D. T. and Arnold, W. 1998. Ecology and social behavior of golden marmots (</text:span><text:span text:style-name="T4">Marmota caudata aurea</text:span><text:span text:style-name="T1">). – J. Mammal. 79: 87886.</text:span></text:p>
      <text:p text:style-name="P3"><text:span text:style-name="T1">Blumstein, D. T. and Armitage, K. B. 1999. Cooperative breeding in marmots. – Oikos 84: 369-382.</text:span></text:p>
      <text:p text:style-name="P4"><text:span text:style-name="T2">Bolker, B. M., Brooks, M. E., Clark, C. J., Geange, S. W., Poulsen, J. R., Stevens, M. H. H. and White, J. S. S. 2009. Generalized linear mixed models: a practical guide for ecology and evolution. - Trends in Ecology &amp; Evolution 24: 127–135.</text:span></text:p>
      <text:p text:style-name="P3"><text:span text:style-name="T1">Bryant, A. A. 2005. Reproductive rates of wild and captive Vancouver Island marmots (</text:span><text:span text:style-name="T4">Marmota vancouverensis</text:span><text:span text:style-name="T1">). – Can. J. Zool. 83: 664-673.</text:span></text:p>
      <text:p text:style-name="P3"><text:soft-page-break/><text:span text:style-name="T1">Burnham, K. P. and Anderson, D. R. 2002. Model selection and multimodel inference: a practical information-theoretic approach. - Springer Verlag.</text:span></text:p>
      <text:p text:style-name="P3"><text:span text:style-name="T1">Chastel, O. 1995. Influence of reproductive success on breeding frequency in four southern petrels. - Ibis 137: 360-363.</text:span></text:p>
      <text:p text:style-name="P4"><text:span text:style-name="T2">Choquet, R., Lebreton, J. D., Gimenez, O., Reboulet, A. M. and Pradel, R. 2009. U CARE: Utilities for performing goodness of fit tests and manipulating CApture–REcapture data. - Ecography 32: 1071–1074.</text:span></text:p>
      <text:p text:style-name="P3"><text:span text:style-name="T1">Cohen, J. 1988. Statistical power analysis for the behavioral sciences. - Lawrence Erlbaum.</text:span></text:p>
      <text:p text:style-name="P3"><text:span text:style-name="T1">Dane, B. 2002. Retention of offspring in a wild population of ungulates. - Behaviour 139: 1-21.</text:span></text:p>
      <text:p text:style-name="P4"><text:span text:style-name="T2">Griffin, S. C., Taper, M. L. and Mills, L. S. 2007. Female olympic marmots (</text:span><text:span text:style-name="T5">Marmota olympus</text:span><text:span text:style-name="T2">) reproduce in consecutive years. – Am. Midl. Nat. 158: 221–225.</text:span></text:p>
      <text:p text:style-name="P3"><text:span text:style-name="T1">Hackländer, K. and Arnold, W. 1999. Male-caused failure of female reproduction and its adaptive value in alpine marmots (</text:span><text:span text:style-name="T4">Marmota marmota</text:span><text:span text:style-name="T1">). – Behav. Ecol. 10: 592-597.</text:span></text:p>
      <text:p text:style-name="P4"><text:span text:style-name="T2">Hackländer, K., Möstl, E. and Arnold, W. 2003. Reproductive suppression in female Alpine marmots, </text:span><text:span text:style-name="T5">Marmota</text:span><text:span text:style-name="T2"> </text:span><text:span text:style-name="T5">marmota</text:span><text:span text:style-name="T2">. – Anim. Behav. 65: 1133–1140.</text:span></text:p>
      <text:p text:style-name="P3"><text:span text:style-name="T1">Hansen, R. 1975. Foods of the hoary marmot on Kenai Peninsula, Alaska. – Am. Mid. Nat. 94: 348-353.</text:span></text:p>
      <text:p text:style-name="P3"><text:span text:style-name="T1">Harvey, P. H. and Zammuto, R. M. 1985. Patterns of mortality and age at first reproduction in natural populations of mammals. Nature 315: 319-320.</text:span></text:p>
      <text:p text:style-name="P4"><text:span text:style-name="T2">Heezik, Y. M. V., Seddon, P. J., Cooper, J. and Plös, A. L. 1994. Interrelationships between breeding frequency, timing and outcome in King Penguins </text:span><text:span text:style-name="T6">Aptenodytes patagonicus:</text:span><text:span text:style-name="T2"> are King Penguins biennial breeders? - Ibis 136: 279–284.</text:span></text:p>
      <text:p text:style-name="P3"><text:span text:style-name="T1">Holmes, W. G. 1984. The ecological basis of monogamy in Alaskan hoary marmots. –In: Murie, O. and Michener, G. R. (eds.), University of Nebraska Press, pp. 250-274.</text:span></text:p>
      <text:p text:style-name="P4"><text:span text:style-name="T2">Jiguet, F., Gadot, A. S., Julliard, R., Newson, S. E. and Couvet, D. 2007. Climate envelope, life history traits and the resilience of birds facing global change. – Glob. Change Biol. 13: 1672–1684.</text:span></text:p>
      <text:p text:style-name="P3"><text:span text:style-name="T1">Jouventin, P. and Dobson, F. S. 2002. Why breed every other year? The case of albatrosses. – Proc. Roy. Soc. Lond. B. Biol. 269: 1955-1961.</text:span></text:p>
      <text:p text:style-name="P3"><text:soft-page-break/><text:span text:style-name="T1">Kenward, R. and Hodder, K. 1996. Ranges V: an analysis system for biological location data. - Dorset: Institute of Terrestrial Ecology.</text:span></text:p>
      <text:p text:style-name="P4"><text:span text:style-name="T2">Kyle, C. J., Karels, T. J., Davis, C. S., Mebs, S., Clark, B., Strobeck, C. and Hik, D. S. 2007. Social structure and facultative mating systems of hoary marmots (</text:span><text:span text:style-name="T5">Marmota caligata</text:span><text:span text:style-name="T2">). – Mol. Ecol. 16: 1245–1255.</text:span></text:p>
      <text:p text:style-name="P3"><text:span text:style-name="T1">Laake, J. and Rexstad, E. 2007. RMark—an alternative approach to building linear models. - Appendix C in Cooch, E. and G. White, editors. Program MARK: a gentle introduction http://www. phidot. org/software/mark/docs/book.</text:span></text:p>
      <text:p text:style-name="P4"><text:span text:style-name="T2">Lebreton, J.-D., Burnham, K. P., Clobert, J. and Anderson, D. R. 1992. Modeling survival and testing biological hypotheses using marked animals: A unified approach with case studies. – Ecol. Monogr. 62: 67.</text:span></text:p>
      <text:p text:style-name="P4"><text:span text:style-name="T2">Mantua, N. J., Hare, S. R., Zhang, Y., Wallace, J. M. and Francis, R. C. 1997. A Pacific interdecadal climate oscillation with impacts on salmon production. – Bull. Am. Meteorol. Soc. 78: 1069–1079.</text:span></text:p>
      <text:p text:style-name="P3"><text:span text:style-name="T1">Mantua, N. and Hare, S. 2002. The Pacific Decadal Oscillation. – J. Oceanogr. 58: 35-44.</text:span></text:p>
      <text:p text:style-name="P3"><text:span text:style-name="T1">Martin, K. and Wiebe, K. L. 2004. Coping mechanisms of alpine and arctic breeding birds: extreme weather and limitations to reproductive resilience. - Integr. Comp. Biol. 44: 177-185.</text:span></text:p>
      <text:p text:style-name="P4"><text:span text:style-name="T2">Moore, G. W. K., Holdsworth, G. and Alverson, K. 2002. Climate change in the North Pacific region over the past three centuries. - Nature 420: 401–403.</text:span></text:p>
      <text:p text:style-name="P3"><text:span text:style-name="T1">Morrison, S. F. and Hik, D. S. 2007. Demographic analysis of a declining pika </text:span><text:span text:style-name="T4">Ochotona collaris</text:span><text:span text:style-name="T1"> population: linking survival to broad-scale climate patterns via spring snowmelt patterns. – J. Anim. Ecol. 76: 899-907.</text:span></text:p>
      <text:p text:style-name="P4"><text:span text:style-name="T2">Nichols, J. D., Hines, J. E., Pollock, K. H., Hinz, R. L. and Link, W. A. 1994. Estimating breeding proportions and testing hypotheses about costs of reproduction with capture-recapture data. - Ecology 75: 2052.</text:span></text:p>
      <text:p text:style-name="P3"><text:span text:style-name="T1">Orzack, S. H. and Tuljapurkar, S. 2001. Reproductive effort in variable environments, or environmental variation is for the birds. Ecology 82: 2659-2665.</text:span></text:p>
      <text:p text:style-name="P4"><text:span text:style-name="T2">Ozgul, A., Oli, M., Olson, L., Blumstein, D. and Armitage, K. 2007. Spatiotemporal variation in reproductive parameters of yellow-bellied marmots. - Oecologia 154: 95–106.</text:span></text:p>
      <text:p text:style-name="P6"><text:span text:style-name="T7">Patil, V. P., Karels, T.J., and D.S.Hik. 2013. Winter weather versus group thermoregulation: what determines survival in hibernating mammals? - Oecologia: 1–11. doi:10.1007/s00442-013-2612-0.</text:span></text:p>
      <text:p text:style-name="P3"><text:soft-page-break/><text:span text:style-name="T1">R Development Core Team (2011). R: A language and environment for statistical computing. R Foundation for Statistical Computing, Vienna, Austria. ISBN 3-900051-07-0, URL http://www.R-project.org/.</text:span></text:p>
      <text:p text:style-name="P3"><text:span text:style-name="T1">Schwartz, O. A. and Armitage, K. B. 2004. Weather influences on demography of the yellow-bellied marmot (</text:span><text:span text:style-name="T4">Marmota flaviventris</text:span><text:span text:style-name="T1">). – J. Zool. 265: 779.</text:span></text:p>
      <text:p text:style-name="P3"><text:span text:style-name="T1">Scrucca, L. 2004. qcc: an R package for quality control charting and statistical process control. - R News 4/1: 11–17.</text:span></text:p>
      <text:p text:style-name="P4"><text:span text:style-name="T2">Sheriff, M. J., Krebs, C. J. and Boonstra, R. 2009. The sensitive hare: sublethal effects of predator stress on reproduction in snowshoe hares. – J. Anim. Ecol. 78: 1249–1258.</text:span></text:p>
      <text:p text:style-name="P4"><text:span text:style-name="T2">Stephens, P. A., Frey-Roos, F., Arnold, W. and Sutherland, W. J. 2002. Model complexity and population predictions. The alpine marmot as a case study. - J. Anim. Ecol. 71: 343–361.</text:span></text:p>
      <text:p text:style-name="P5"><text:span text:style-name="T7">Taulman, J. F. 1989. Hoary Marmots Attracted to Human Urine Sites. - Northwest. Nat. 70: 36–37.</text:span></text:p>
      <text:p text:style-name="P3"><text:span text:style-name="T1">Wasser, S. K. and Barash, D. P. 1983. Reproductive suppression among female mammals: implications for biomedicine and sexual selection theory. – Quart. Rev. Biol. 58: 513-538.</text:span></text:p>
      <text:p text:style-name="P4"><text:span text:style-name="T2">Weimerskirch, H., Clobert, J. and Jouventin, P. 1987. Survival in five southern albatrosses and its relationship with their life history. - J. Anim. Ecol. 56: 1043–1055.</text:span></text:p>
      <text:p text:style-name="P4"><text:span text:style-name="T2">Wingfield, J. C. and Kitaysky, A. S. 2002. Endocrine responses to unpredictable environmental events: stress or anti-stress hormones? - Integr. Comp. Biol. 42: 600–609.</text:span></text:p>
      <text:p text:style-name="P4"><text:span text:style-name="T2">Winkler, D. W., Dunn, P. O. and McCulloch, C. E. 2002. Predicting the effects of climate change on avian life-history traits. - </text:span><text:span text:style-name="T1">Proc. Natl. Acad. Sci. USA</text:span><text:span text:style-name="T2"> 99: 13595.</text:span></text:p>
      <text:p text:style-name="P3"><text:span text:style-name="T1">Worton, B. J. 1989. Kernel methods for estimating the utilization distribution in home range studies. - Ecology 70: 164-168.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ibliography" style:family="paragraph" style:parent-style-name="Standard" style:default-outline-level="">
      <style:paragraph-properties fo:margin-top="0in" fo:margin-bottom="0.139in" style:contextual-spacing="false" fo:line-height="115%" fo:hyphenation-ladder-count="no-limit"/>
      <style:text-properties style:font-name="Calibri" fo:font-family="Calibri" style:font-family-generic="roman" style:font-pitch="variable"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 fo:hyphenate="true" fo:hyphenation-remain-char-count="2" fo:hyphenation-push-char-count="2"/>
    </style:style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8T16:42:10.057000000</meta:creation-date>
    <dc:date>2014-01-28T16:42:18.931000000</dc:date>
    <meta:editing-duration>P0D</meta:editing-duration>
    <meta:editing-cycles>1</meta:editing-cycles>
    <meta:document-statistic meta:table-count="0" meta:image-count="0" meta:object-count="0" meta:page-count="4" meta:paragraph-count="53" meta:word-count="1279" meta:character-count="8226" meta:non-whitespace-character-count="6997"/>
    <meta:generator>LibreOffice/4.1.4.2$Windows_x86 LibreOffice_project/0a0440ccc0227ad9829de5f46be37cfb6edcf72</meta:generator>
  </office:meta>
</office:document-meta>
</file>